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ASTO MONTOYA ANATOLIA CLEOTILDE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SATIP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7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ASTO MONTOYA ANATOLIA CLEOTILDE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7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7T17:48:38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